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66in" style:rel-column-width="11037*"/>
    </style:style>
    <style:style style:name="Table1.B" style:family="table-column">
      <style:table-column-properties style:column-width="1.7479in" style:rel-column-width="16543*"/>
    </style:style>
    <style:style style:name="Table1.C" style:family="table-column">
      <style:table-column-properties style:column-width="4.0104in" style:rel-column-width="3795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449c" officeooo:paragraph-rsid="000b449c"/>
    </style:style>
    <style:style style:name="P2" style:family="paragraph" style:parent-style-name="Standard">
      <style:text-properties officeooo:rsid="00167f9f" officeooo:paragraph-rsid="00167f9f"/>
    </style:style>
    <style:style style:name="P3" style:family="paragraph" style:parent-style-name="Standard">
      <style:text-properties officeooo:rsid="0016d9fc" officeooo:paragraph-rsid="0016d9fc"/>
    </style:style>
    <style:style style:name="P4" style:family="paragraph" style:parent-style-name="Standard">
      <style:paragraph-properties fo:break-before="page"/>
      <style:text-properties officeooo:rsid="000bb5c4" officeooo:paragraph-rsid="000bb5c4"/>
    </style:style>
    <style:style style:name="P5" style:family="paragraph" style:parent-style-name="Standard">
      <style:text-properties officeooo:rsid="000bb5c4" officeooo:paragraph-rsid="000bb5c4"/>
    </style:style>
    <style:style style:name="P6" style:family="paragraph" style:parent-style-name="Standard">
      <style:text-properties officeooo:rsid="000eb2b1" officeooo:paragraph-rsid="000eb2b1"/>
    </style:style>
    <style:style style:name="P7" style:family="paragraph" style:parent-style-name="Standard">
      <style:text-properties officeooo:rsid="000fd202" officeooo:paragraph-rsid="000fd202"/>
    </style:style>
    <style:style style:name="P8" style:family="paragraph" style:parent-style-name="Standard">
      <style:text-properties officeooo:rsid="001189a8" officeooo:paragraph-rsid="001189a8"/>
    </style:style>
    <style:style style:name="P9" style:family="paragraph" style:parent-style-name="Standard">
      <style:text-properties officeooo:rsid="0013154a" officeooo:paragraph-rsid="0013154a"/>
    </style:style>
    <style:style style:name="P10" style:family="paragraph" style:parent-style-name="Table_20_Contents">
      <style:text-properties officeooo:rsid="0013154a" officeooo:paragraph-rsid="0013154a"/>
    </style:style>
    <style:style style:name="P11" style:family="paragraph" style:parent-style-name="Table_20_Contents">
      <style:text-properties officeooo:rsid="0015045d" officeooo:paragraph-rsid="00150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 Up</text:p>
      <text:p text:style-name="P1"/>
      <text:p text:style-name="P1">Player is trying to earn a living doing stand up comedy</text:p>
      <text:p text:style-name="P1"/>
      <text:p text:style-name="P1">Put together decks of cue cards before the show and shuffle them, but shuffling them too much will be noticed by the audience<text:line-break/><text:line-break/>The audience can be made of different groups of people that respond differently to different jokes<text:line-break/>- Dark humor<text:line-break/>- ironic humor<text:line-break/>- deadpan humor<text:line-break/>- nerd humor<text:line-break/>- etc<text:line-break/><text:line-break/>Perks can be unlocked such as<text:line-break/>- More cards to pick from<text:line-break/>- Getting to pick your venue or having more to choose from (a bar will have a different composition of people than a comic convention)<text:line-break/>- Getting tips from the staff on what their customers are like</text:p>
      <text:p text:style-name="P1"/>
      <text:p text:style-name="P1"/>
      <text:p text:style-name="P1"/>
      <text:p text:style-name="P2">Give audience the ability to wish to follow you on socials and come back for more shows</text:p>
      <text:p text:style-name="P2"/>
      <text:p text:style-name="P3">Stickers on the cards to help know which is which</text:p>
      <text:p text:style-name="P4">Each card will have some Clyde attached to it to run the dialouge</text:p>
      <text:p text:style-name="P5"/>
      <text:p text:style-name="P6">Card.tscn can have a metadata UUID to point to a joke</text:p>
      <text:p text:style-name="P6"/>
      <text:p text:style-name="P6"/>
      <text:p text:style-name="P6"/>
      <text:p text:style-name="P7">Make a scene of a set of cards</text:p>
      <text:p text:style-name="P7">Player inventory takes card nodes from those sets</text:p>
      <text:p text:style-name="P7">Hand takes cards from inventory</text:p>
      <text:p text:style-name="P7"/>
      <text:p text:style-name="P7"/>
      <text:p text:style-name="P8">global_data holds the inventory and saves what the hand will contain</text:p>
      <text:p text:style-name="P8"/>
      <text:p text:style-name="P9">Special lines: Use speaker section for variables, keep track of them for consistenc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Var</text:p>
          </table:table-cell>
          <table:table-cell table:style-name="Table1.A1" office:value-type="string">
            <text:p text:style-name="P10">Type</text:p>
          </table:table-cell>
          <table:table-cell table:style-name="Table1.C1" office:value-type="string">
            <text:p text:style-name="P10">Explain</text:p>
          </table:table-cell>
        </table:table-row>
        <table:table-row>
          <table:table-cell table:style-name="Table1.A2" office:value-type="string">
            <text:p text:style-name="P10">Self-Destruct</text:p>
          </table:table-cell>
          <table:table-cell table:style-name="Table1.A2" office:value-type="string">
            <text:p text:style-name="P10">Int 1-100</text:p>
          </table:table-cell>
          <table:table-cell table:style-name="Table1.C2" office:value-type="string">
            <text:p text:style-name="P10">Percent chance to delete self</text:p>
          </table:table-cell>
        </table:table-row>
        <table:table-row>
          <table:table-cell table:style-name="Table1.A2" office:value-type="string">
            <text:p text:style-name="P11">Punchline</text:p>
          </table:table-cell>
          <table:table-cell table:style-name="Table1.A2" office:value-type="string">
            <text:p text:style-name="P11">Identifier</text:p>
          </table:table-cell>
          <table:table-cell table:style-name="Table1.C2" office:value-type="string">
            <text:p text:style-name="P11">Helps separate joke from punchline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8:16:24.564659000</meta:creation-date>
    <dc:date>2025-10-31T19:26:26.065527900</dc:date>
    <meta:editing-duration>P2DT2H27M52S</meta:editing-duration>
    <meta:editing-cycles>7</meta:editing-cycles>
    <meta:generator>LibreOffice/25.2.6.2$Windows_X86_64 LibreOffice_project/729c5bfe710f5eb71ed3bbde9e06a6065e9c6c5d</meta:generator>
    <meta:document-statistic meta:table-count="1" meta:image-count="0" meta:object-count="0" meta:page-count="2" meta:paragraph-count="21" meta:word-count="229" meta:character-count="1240" meta:non-whitespace-character-count="1030"/>
  </office:meta>
</office:document-meta>
</file>